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70,80,81</text:p>
          </table:table-cell>
          <table:table-cell office:value-type="string">
            <text:p>42,70,80,81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70,80,81</text:p>
          </table:table-cell>
          <table:table-cell office:value-type="string">
            <text:p>70,78,80,81</text:p>
          </table:table-cell>
          <table:table-cell office:value-type="string">
            <text:p>70,80,8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string">
            <text:p>70,80,8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office:value-type="string">
            <text:p>70,80,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<text:s/>42 <text:s/>Permutation, t = 7 <text:s text:c="13"/>0.9997 </text:p>
          </table:table-cell>
          <table:table-cell table:number-columns-repeated="4"/>
        </table:table-row>
        <table:table-row table:style-name="ro1">
          <table:table-cell office:value-type="string">
            <text:p><text:s/>70 <text:s/>MatrixRank, L=5000 <text:s text:c="14"/>eps <text:s/></text:p>
          </table:table-cell>
          <table:table-cell table:number-columns-repeated="4"/>
        </table:table-row>
        <table:table-row table:style-name="ro1">
          <table:table-cell office:value-type="string">
            <text:p><text:s/>78 <text:s/>RandomWalk1 C (L=10000, r=0) <text:s text:c="3"/>3.8e-4</text:p>
          </table:table-cell>
          <table:table-cell table:number-columns-repeated="4"/>
        </table:table-row>
        <table:table-row table:style-name="ro1">
          <table:table-cell office:value-type="string">
            <text:p><text:s/>80 <text:s/>LinearComp, r = 0 <text:s text:c="13"/>1 - eps1</text:p>
          </table:table-cell>
          <table:table-cell table:number-columns-repeated="4"/>
        </table:table-row>
        <table:table-row table:style-name="ro1">
          <table:table-cell office:value-type="string">
            <text:p><text:s/>81 <text:s/>LinearComp, r = 29 <text:s text:c="12"/>1 - eps1</text:p>
          </table:table-cell>
          <table:table-cell table:number-columns-repeated="4"/>
        </table:table-row>
        <table:table-row table:style-name="ro1">
          <table:table-cell office:value-type="string">
            <text:p><text:s/>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2011/02/28</text:date>, <text:time>16:33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28T16:23:46</meta:creation-date>
    <dc:date>2011-02-28T16:33:52</dc:date>
    <meta:editing-duration>PT10M9S</meta:editing-duration>
    <meta:editing-cycles>1</meta:editing-cycles>
    <meta:document-statistic meta:table-count="3" meta:cell-count="24" meta:object-count="0"/>
    <meta:generator>LibreOffice/3.3$Unix LibreOffice_project/330m19$Build-6</meta:generator>
  </office:meta>
</office:document-meta>
</file>